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2.004cm"/>
    </style:style>
    <style:style style:name="co3" style:family="table-column">
      <style:table-column-properties fo:break-before="auto" style:column-width="3.53cm"/>
    </style:style>
    <style:style style:name="co4" style:family="table-column">
      <style:table-column-properties fo:break-before="auto" style:column-width="3.094cm"/>
    </style:style>
    <style:style style:name="co5" style:family="table-column">
      <style:table-column-properties fo:break-before="auto" style:column-width="2.8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16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 style:data-style-name="N3">
      <style:table-cell-properties style:text-align-source="fix" style:repeat-content="false" fo:wrap-option="wrap"/>
      <style:paragraph-properties fo:text-align="center" fo:margin-left="0cm"/>
    </style:style>
    <style:style style:name="ce3" style:family="table-cell" style:parent-style-name="Default" style:data-style-name="N3"/>
    <style:style style:name="ce4" style:family="table-cell" style:parent-style-name="Default" style:data-style-name="N126"/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F_CPU</text:p>
          </table:table-cell>
          <table:table-cell table:style-name="ce2" office:value-type="float" office:value="16000000" calcext:value-type="float">
            <text:p>16 000 000</text:p>
          </table:table-cell>
          <table:table-cell table:style-name="ce1" office:value-type="string" calcext:value-type="string">
            <text:p>CPU ticks to overflow</text:p>
          </table:table-cell>
          <table:table-cell table:style-name="ce1" office:value-type="string" calcext:value-type="string">
            <text:p>Time to overflow,s</text:p>
          </table:table-cell>
          <table:table-cell table:style-name="ce1" office:value-type="string" calcext:value-type="string">
            <text:p>Min measured freq, H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scaller 1</text:p>
          </table:table-cell>
          <table:table-cell office:value-type="float" office:value="1" calcext:value-type="float">
            <text:p>1</text:p>
          </table:table-cell>
          <table:table-cell table:style-name="ce3" table:formula="of:=2^16-1" office:value-type="float" office:value="65535" calcext:value-type="float">
            <text:p>65 535</text:p>
          </table:table-cell>
          <table:table-cell table:style-name="ce4" table:formula="of:=(1/[.$B$1])*[.C2]" office:value-type="float" office:value="0.0040959375" calcext:value-type="float">
            <text:p>0,0040959375</text:p>
          </table:table-cell>
          <table:table-cell table:style-name="ce6" table:formula="of:=[.$B$1]/[.C2]" office:value-type="float" office:value="244.144350347143" calcext:value-type="float">
            <text:p>244,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scaller 2</text:p>
          </table:table-cell>
          <table:table-cell office:value-type="float" office:value="8" calcext:value-type="float">
            <text:p>8</text:p>
          </table:table-cell>
          <table:table-cell table:style-name="ce3" table:formula="of:=[.$C$2]*[.B3]" office:value-type="float" office:value="524280" calcext:value-type="float">
            <text:p>524 280</text:p>
          </table:table-cell>
          <table:table-cell table:style-name="ce4" table:formula="of:=(1/[.$B$1])*[.C3]" office:value-type="float" office:value="0.0327675" calcext:value-type="float">
            <text:p>0,0327675000</text:p>
          </table:table-cell>
          <table:table-cell table:style-name="ce6" table:formula="of:=[.$B$1]/[.C3]" office:value-type="float" office:value="30.5180437933928" calcext:value-type="float">
            <text:p>30,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scaller 3</text:p>
          </table:table-cell>
          <table:table-cell office:value-type="float" office:value="64" calcext:value-type="float">
            <text:p>64</text:p>
          </table:table-cell>
          <table:table-cell table:style-name="ce3" table:formula="of:=[.$C$2]*[.B4]" office:value-type="float" office:value="4194240" calcext:value-type="float">
            <text:p>4 194 240</text:p>
          </table:table-cell>
          <table:table-cell table:style-name="ce4" table:formula="of:=(1/[.$B$1])*[.C4]" office:value-type="float" office:value="0.26214" calcext:value-type="float">
            <text:p>0,2621400000</text:p>
          </table:table-cell>
          <table:table-cell table:style-name="ce6" table:formula="of:=[.$B$1]/[.C4]" office:value-type="float" office:value="3.81475547417411" calcext:value-type="float">
            <text:p>3,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scaller 4</text:p>
          </table:table-cell>
          <table:table-cell office:value-type="float" office:value="256" calcext:value-type="float">
            <text:p>256</text:p>
          </table:table-cell>
          <table:table-cell table:style-name="ce3" table:formula="of:=[.$C$2]*[.B5]" office:value-type="float" office:value="16776960" calcext:value-type="float">
            <text:p>16 776 960</text:p>
          </table:table-cell>
          <table:table-cell table:style-name="ce4" table:formula="of:=(1/[.$B$1])*[.C5]" office:value-type="float" office:value="1.04856" calcext:value-type="float">
            <text:p>1,0485600000</text:p>
          </table:table-cell>
          <table:table-cell table:style-name="ce6" table:formula="of:=[.$B$1]/[.C5]" office:value-type="float" office:value="0.953688868543526" calcext:value-type="float">
            <text:p>0,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scaller 5</text:p>
          </table:table-cell>
          <table:table-cell office:value-type="float" office:value="1024" calcext:value-type="float">
            <text:p>1024</text:p>
          </table:table-cell>
          <table:table-cell table:style-name="ce3" table:formula="of:=[.$C$2]*[.B6]" office:value-type="float" office:value="67107840" calcext:value-type="float">
            <text:p>67 107 840</text:p>
          </table:table-cell>
          <table:table-cell table:style-name="ce4" table:formula="of:=(1/[.$B$1])*[.C6]" office:value-type="float" office:value="4.19424" calcext:value-type="float">
            <text:p>4,1942400000</text:p>
          </table:table-cell>
          <table:table-cell table:style-name="ce6" table:formula="of:=[.$B$1]/[.C6]" office:value-type="float" office:value="0.238422217135882" calcext:value-type="float">
            <text:p>0,24</text:p>
          </table:table-cell>
          <table:table-cell table:number-columns-repeated="2"/>
        </table:table-row>
        <table:table-row table:style-name="ro2" table:number-rows-repeated="8">
          <table:table-cell table:number-columns-repeated="7"/>
        </table:table-row>
        <table:table-row table:style-name="ro2">
          <table:table-cell table:number-columns-repeated="2"/>
          <table:table-cell table:style-name="ce3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3" loext:min-decimal-places="3" number:min-integer-digits="1" number:grouping="true"/>
    </number:number-style>
    <number:number-style style:name="N120">
      <number:number number:decimal-places="4" loext:min-decimal-places="4" number:min-integer-digits="1" number:grouping="true"/>
    </number:number-style>
    <number:number-style style:name="N121">
      <number:number number:decimal-places="5" loext:min-decimal-places="5" number:min-integer-digits="1" number:grouping="true"/>
    </number:number-style>
    <number:number-style style:name="N122">
      <number:number number:decimal-places="6" loext:min-decimal-places="6" number:min-integer-digits="1" number:grouping="true"/>
    </number:number-style>
    <number:number-style style:name="N123">
      <number:number number:decimal-places="7" loext:min-decimal-places="7" number:min-integer-digits="1" number:grouping="true"/>
    </number:number-style>
    <number:number-style style:name="N124">
      <number:number number:decimal-places="8" loext:min-decimal-places="8" number:min-integer-digits="1" number:grouping="true"/>
    </number:number-style>
    <number:number-style style:name="N125">
      <number:number number:decimal-places="9" loext:min-decimal-places="9" number:min-integer-digits="1" number:grouping="true"/>
    </number:number-style>
    <number:number-style style:name="N126">
      <number:number number:decimal-places="10" loext:min-decimal-places="10" number:min-integer-digits="1" number:grouping="true"/>
    </number:number-style>
    <number:number-style style:name="N127">
      <number:number number:decimal-places="11" loext:min-decimal-places="1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8T16:10:11.411693868</meta:creation-date>
    <dc:date>2020-11-28T17:31:53.804500421</dc:date>
    <meta:editing-duration>PT1M11S</meta:editing-duration>
    <meta:editing-cycles>1</meta:editing-cycles>
    <meta:document-statistic meta:table-count="1" meta:cell-count="30" meta:object-count="0"/>
    <meta:generator>LibreOffice/6.4.6.2$Linux_X86_64 LibreOffice_project/40$Build-2</meta:generator>
  </office:meta>
</office:document-meta>
</file>